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Beta-450507">
            <text:p>Beta-450507</text:p>
          </table:table-cell>
          <table:table-cell office:value-type="float" office:value="41.72">
            <text:p>41.72</text:p>
          </table:table-cell>
          <table:table-cell office:value-type="float" office:value="8.81">
            <text:p>8.81</text:p>
          </table:table-cell>
          <table:table-cell office:value-type="float" office:value="3620.0">
            <text:p>3620.0</text:p>
          </table:table-cell>
          <table:table-cell office:value-type="float" office:value="30.0">
            <text:p>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a,VacchiEtal2018a">
            <text:p>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LGQ-834">
            <text:p>LGQ-834</text:p>
          </table:table-cell>
          <table:table-cell office:value-type="float" office:value="42.37">
            <text:p>42.37</text:p>
          </table:table-cell>
          <table:table-cell office:value-type="float" office:value="8.54">
            <text:p>8.54</text:p>
          </table:table-cell>
          <table:table-cell office:value-type="float" office:value="2300.0">
            <text:p>230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LGQ-833">
            <text:p>LGQ-833</text:p>
          </table:table-cell>
          <table:table-cell office:value-type="float" office:value="42.37">
            <text:p>42.37</text:p>
          </table:table-cell>
          <table:table-cell office:value-type="float" office:value="8.54">
            <text:p>8.54</text:p>
          </table:table-cell>
          <table:table-cell office:value-type="float" office:value="3270.0">
            <text:p>3270.0</text:p>
          </table:table-cell>
          <table:table-cell office:value-type="float" office:value="70.0">
            <text:p>70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LGQ-832">
            <text:p>LGQ-832</text:p>
          </table:table-cell>
          <table:table-cell office:value-type="float" office:value="42.37">
            <text:p>42.37</text:p>
          </table:table-cell>
          <table:table-cell office:value-type="float" office:value="8.54">
            <text:p>8.54</text:p>
          </table:table-cell>
          <table:table-cell office:value-type="float" office:value="1450.0">
            <text:p>145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87300">
            <text:p>Poz-87300</text:p>
          </table:table-cell>
          <table:table-cell office:value-type="float" office:value="41.72">
            <text:p>41.72</text:p>
          </table:table-cell>
          <table:table-cell office:value-type="float" office:value="8.81">
            <text:p>8.81</text:p>
          </table:table-cell>
          <table:table-cell office:value-type="float" office:value="3755.0">
            <text:p>3755.0</text:p>
          </table:table-cell>
          <table:table-cell office:value-type="float" office:value="30.0">
            <text:p>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hilardiEtal2017a,VacchiEtal2018a">
            <text:p>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LGQ-861">
            <text:p>LGQ-861</text:p>
          </table:table-cell>
          <table:table-cell office:value-type="float" office:value="42.37">
            <text:p>42.37</text:p>
          </table:table-cell>
          <table:table-cell office:value-type="float" office:value="8.54">
            <text:p>8.54</text:p>
          </table:table-cell>
          <table:table-cell office:value-type="float" office:value="1740.0">
            <text:p>1740.0</text:p>
          </table:table-cell>
          <table:table-cell office:value-type="float" office:value="70.0">
            <text:p>70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LGQ-862">
            <text:p>LGQ-862</text:p>
          </table:table-cell>
          <table:table-cell office:value-type="float" office:value="42.37">
            <text:p>42.37</text:p>
          </table:table-cell>
          <table:table-cell office:value-type="float" office:value="8.54">
            <text:p>8.54</text:p>
          </table:table-cell>
          <table:table-cell office:value-type="float" office:value="3650.0">
            <text:p>3650.0</text:p>
          </table:table-cell>
          <table:table-cell office:value-type="float" office:value="60.0">
            <text:p>60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5992">
            <text:p>Poz-65992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290.0">
            <text:p>229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GhilardiEtal2017a,VacchiEtal2018a">
            <text:p>GhilardiEtal2017,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5996">
            <text:p>Poz-65996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780.0">
            <text:p>78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6332">
            <text:p>Poz-56332</text:p>
          </table:table-cell>
          <table:table-cell office:value-type="float" office:value="41.72">
            <text:p>41.72</text:p>
          </table:table-cell>
          <table:table-cell office:value-type="float" office:value="8.81">
            <text:p>8.81</text:p>
          </table:table-cell>
          <table:table-cell office:value-type="float" office:value="3235.0">
            <text:p>3235.0</text:p>
          </table:table-cell>
          <table:table-cell office:value-type="float" office:value="30.0">
            <text:p>30.0</text:p>
          </table:table-cell>
          <table:table-cell office:value-type="string" office:value="Vegetal remains">
            <text:p>Vegetal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hilardiEtal2017a,VacchiEtal2018a">
            <text:p>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6333">
            <text:p>Poz-56333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3930.0">
            <text:p>3930.0</text:p>
          </table:table-cell>
          <table:table-cell office:value-type="float" office:value="35.0">
            <text:p>35.0</text:p>
          </table:table-cell>
          <table:table-cell office:value-type="string" office:value="Bittium recticulatum">
            <text:p>Bittium recticulat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.9">
            <text:p>-2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GhilardiEtal2017,GhilardiEtal2017a,VacchiEtal2018a">
            <text:p>GhilardiEtal2017,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8642">
            <text:p>Poz-58642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945.0">
            <text:p>945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8644">
            <text:p>Poz-58644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915.0">
            <text:p>2915.0</text:p>
          </table:table-cell>
          <table:table-cell office:value-type="float" office:value="30.0">
            <text:p>30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.8">
            <text:p>-2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GhilardiEtal2017,GhilardiEtal2017a,VacchiEtal2018a">
            <text:p>GhilardiEtal2017,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8648">
            <text:p>Poz-58648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1400.0">
            <text:p>140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8650">
            <text:p>Poz-58650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1940.0">
            <text:p>194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5998">
            <text:p>Poz-65998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00.0">
            <text:p>200.0</text:p>
          </table:table-cell>
          <table:table-cell office:value-type="float" office:value="60.0">
            <text:p>60.0</text:p>
          </table:table-cell>
          <table:table-cell office:value-type="string" office:value="Organics and plant remains">
            <text:p>Organics and plant remain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1969">
            <text:p>Poz-61969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900.0">
            <text:p>2900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3.4">
            <text:p>-3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8651">
            <text:p>Poz-58651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1650.0">
            <text:p>165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82974">
            <text:p>Poz-82974</text:p>
          </table:table-cell>
          <table:table-cell office:value-type="float" office:value="41.72">
            <text:p>41.72</text:p>
          </table:table-cell>
          <table:table-cell office:value-type="float" office:value="8.81">
            <text:p>8.81</text:p>
          </table:table-cell>
          <table:table-cell office:value-type="float" office:value="3315.0">
            <text:p>331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hilardiEtal2017a,VacchiEtal2018a">
            <text:p>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82975">
            <text:p>Poz-82975</text:p>
          </table:table-cell>
          <table:table-cell office:value-type="float" office:value="41.72">
            <text:p>41.72</text:p>
          </table:table-cell>
          <table:table-cell office:value-type="float" office:value="8.81">
            <text:p>8.81</text:p>
          </table:table-cell>
          <table:table-cell office:value-type="float" office:value="3305.0">
            <text:p>3305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hilardiEtal2017a,VacchiEtal2018a">
            <text:p>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LGQ-864">
            <text:p>LGQ-864</text:p>
          </table:table-cell>
          <table:table-cell office:value-type="float" office:value="42.37">
            <text:p>42.37</text:p>
          </table:table-cell>
          <table:table-cell office:value-type="float" office:value="8.54">
            <text:p>8.54</text:p>
          </table:table-cell>
          <table:table-cell office:value-type="float" office:value="2160.0">
            <text:p>2160.0</text:p>
          </table:table-cell>
          <table:table-cell office:value-type="float" office:value="90.0">
            <text:p>90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5925">
            <text:p>Poz-65925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175.0">
            <text:p>2175.0</text:p>
          </table:table-cell>
          <table:table-cell office:value-type="float" office:value="30.0">
            <text:p>30.0</text:p>
          </table:table-cell>
          <table:table-cell office:value-type="string" office:value="Organic sediment + plant remains">
            <text:p>Organic sediment + plant remain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5991">
            <text:p>Poz-65991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175.0">
            <text:p>2175.0</text:p>
          </table:table-cell>
          <table:table-cell office:value-type="float" office:value="30.0">
            <text:p>3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GhilardiEtal2017a,VacchiEtal2018a">
            <text:p>GhilardiEtal2017,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5994">
            <text:p>Poz-65994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360.0">
            <text:p>236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GhilardiEtal2017a,VacchiEtal2018a">
            <text:p>GhilardiEtal2017,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5995">
            <text:p>Poz-65995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245.0">
            <text:p>2245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GhilardiEtal2017a,VacchiEtal2018a">
            <text:p>GhilardiEtal2017,GhilardiEtal2017a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61972">
            <text:p>Poz-61972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2945.0">
            <text:p>2945.0</text:p>
          </table:table-cell>
          <table:table-cell office:value-type="float" office:value="30.0">
            <text:p>30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3.2">
            <text:p>-3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GhilardiEtal2017,VacchiEtal2018a">
            <text:p>GhilardiEtal2017,VacchiEtal2018a</text:p>
          </table:table-cell>
        </table:table-row>
        <table:table-row>
          <table:table-cell office:value-type="string" office:value="West_Corsica">
            <text:p>West_Corsica</text:p>
          </table:table-cell>
          <table:table-cell office:value-type="string" office:value="radiocarbon">
            <text:p>radiocarbon</text:p>
          </table:table-cell>
          <table:table-cell office:value-type="string" office:value="Poz-58646">
            <text:p>Poz-58646</text:p>
          </table:table-cell>
          <table:table-cell office:value-type="float" office:value="42.11">
            <text:p>42.11</text:p>
          </table:table-cell>
          <table:table-cell office:value-type="float" office:value="8.69">
            <text:p>8.69</text:p>
          </table:table-cell>
          <table:table-cell office:value-type="float" office:value="730.0">
            <text:p>73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hilardiEtal2017,VacchiEtal2018a">
            <text:p>GhilardiEtal2017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